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wiss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MP0">
      <style:table-properties style:width="15.919cm" fo:margin-left="-0.176cm" style:page-number="auto" fo:break-before="page" table:align="left"/>
    </style:style>
    <style:style style:name="Таблица1.A" style:family="table-column">
      <style:table-column-properties style:column-width="3.143cm"/>
    </style:style>
    <style:style style:name="Таблица1.B" style:family="table-column">
      <style:table-column-properties style:column-width="9.017cm"/>
    </style:style>
    <style:style style:name="Таблица1.C" style:family="table-column">
      <style:table-column-properties style:column-width="3.759cm"/>
    </style:style>
    <style:style style:name="Таблица1.1" style:family="table-row">
      <style:table-row-properties style:min-row-height="1.256cm" style:use-optimal-row-height="false"/>
    </style:style>
    <style:style style:name="Таблица1.A1" style:family="table-cell">
      <style:table-cell-properties fo:background-color="#ffffff" fo:padding="0.176cm" fo:border="1pt solid #000001" style:writing-mode="lr-tb">
        <style:background-image/>
      </style:table-cell-properties>
    </style:style>
    <style:style style:name="Таблица1.2" style:family="table-row">
      <style:table-row-properties style:min-row-height="1.282cm" style:use-optimal-row-height="false"/>
    </style:style>
    <style:style style:name="Таблица1.6" style:family="table-row">
      <style:table-row-properties style:min-row-height="0.847cm" style:use-optimal-row-height="false"/>
    </style:style>
    <style:style style:name="Таблица1.7" style:family="table-row">
      <style:table-row-properties style:min-row-height="1.36cm" style:use-optimal-row-height="false"/>
    </style:style>
    <style:style style:name="Таблица1.10" style:family="table-row">
      <style:table-row-properties style:min-row-height="1.342cm" style:use-optimal-row-height="false"/>
    </style:style>
    <style:style style:name="Таблица2" style:family="table">
      <style:table-properties style:width="15.919cm" fo:margin-left="-0.176cm" fo:break-before="page" table:align="left"/>
    </style:style>
    <style:style style:name="Таблица2.A" style:family="table-column">
      <style:table-column-properties style:column-width="4.715cm"/>
    </style:style>
    <style:style style:name="Таблица2.B" style:family="table-column">
      <style:table-column-properties style:column-width="7.445cm"/>
    </style:style>
    <style:style style:name="Таблица2.C" style:family="table-column">
      <style:table-column-properties style:column-width="3.759cm"/>
    </style:style>
    <style:style style:name="Таблица2.1" style:family="table-row">
      <style:table-row-properties style:min-row-height="0.847cm" style:use-optimal-row-height="false"/>
    </style:style>
    <style:style style:name="Таблица2.A1" style:family="table-cell">
      <style:table-cell-properties fo:background-color="#ffffff" fo:padding="0.176cm" fo:border="1pt solid #000001" style:writing-mode="lr-tb">
        <style:background-image/>
      </style:table-cell-properties>
    </style:style>
    <style:style style:name="Таблица2.2" style:family="table-row">
      <style:table-row-properties style:min-row-height="1.36cm" style:use-optimal-row-height="false"/>
    </style:style>
    <style:style style:name="Таблица2.5" style:family="table-row">
      <style:table-row-properties style:min-row-height="1.972cm" style:use-optimal-row-height="false"/>
    </style:style>
    <style:style style:name="Таблица2.A9" style:family="table-cell">
      <style:table-cell-properties fo:background-color="#ffffff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Таблица3" style:family="table">
      <style:table-properties style:width="15.919cm" fo:margin-left="-0.176cm" table:align="left"/>
    </style:style>
    <style:style style:name="Таблица3.A" style:family="table-column">
      <style:table-column-properties style:column-width="3.143cm"/>
    </style:style>
    <style:style style:name="Таблица3.B" style:family="table-column">
      <style:table-column-properties style:column-width="6.387cm"/>
    </style:style>
    <style:style style:name="Таблица3.C" style:family="table-column">
      <style:table-column-properties style:column-width="6.389cm"/>
    </style:style>
    <style:style style:name="Таблица3.1" style:family="table-row">
      <style:table-row-properties style:min-row-height="1.36cm" style:use-optimal-row-height="false"/>
    </style:style>
    <style:style style:name="Таблица3.A1" style:family="table-cell">
      <style:table-cell-properties fo:background-color="#ffffff" fo:padding="0.176cm" fo:border-left="1pt solid #000001" fo:border-right="1pt solid #000001" fo:border-top="1pt solid #000001" fo:border-bottom="none" style:writing-mode="lr-tb">
        <style:background-image/>
      </style:table-cell-properties>
    </style:style>
    <style:style style:name="Таблица3.A2" style:family="table-cell">
      <style:table-cell-properties fo:background-color="#ffffff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P1" style:family="paragraph" style:parent-style-name="LO-normal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LO-normal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orphans="0" fo:widows="0"/>
      <style:text-properties fo:font-weight="bold" officeooo:paragraph-rsid="006a7209" style:font-weight-asian="bold" style:font-weight-complex="bold"/>
    </style:style>
    <style:style style:name="P4" style:family="paragraph" style:parent-style-name="LO-normal">
      <style:paragraph-properties fo:line-height="100%" fo:text-align="center" style:justify-single-word="false" fo:orphans="0" fo:widows="0"/>
      <style:text-properties fo:font-weight="bold" officeooo:rsid="001aa38a" officeooo:paragraph-rsid="001aa38a" style:language-asian="ko" style:country-asian="KR" style:font-weight-asian="bold" style:font-weight-complex="bold"/>
    </style:style>
    <style:style style:name="P5" style:family="paragraph" style:parent-style-name="LO-normal">
      <style:paragraph-properties fo:line-height="100%" fo:text-align="center" style:justify-single-word="false" fo:orphans="0" fo:widows="0"/>
      <style:text-properties fo:font-weight="bold" officeooo:paragraph-rsid="00141568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fo:font-weight="bold" officeooo:rsid="006b907e" officeooo:paragraph-rsid="0080cfd2" style:language-asian="ko" style:country-asian="KR" style:font-weight-asian="bold" style:font-weight-complex="bold"/>
    </style:style>
    <style:style style:name="P7" style:family="paragraph" style:parent-style-name="LO-normal">
      <style:paragraph-properties fo:line-height="100%" fo:text-align="center" style:justify-single-word="false" fo:orphans="0" fo:widows="0"/>
    </style:style>
    <style:style style:name="P8" style:family="paragraph" style:parent-style-name="LO-normal">
      <style:paragraph-properties fo:line-height="100%" fo:text-align="center" style:justify-single-word="false" fo:orphans="0" fo:widows="0"/>
      <style:text-properties officeooo:paragraph-rsid="00141568"/>
    </style:style>
    <style:style style:name="P9" style:family="paragraph" style:parent-style-name="LO-normal">
      <style:paragraph-properties fo:line-height="100%" fo:text-align="center" style:justify-single-word="false" fo:orphans="0" fo:widows="0"/>
      <style:text-properties officeooo:paragraph-rsid="00146a14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officeooo:paragraph-rsid="00146a14"/>
    </style:style>
    <style:style style:name="P11" style:family="paragraph" style:parent-style-name="Standard">
      <style:paragraph-properties fo:line-height="100%" fo:orphans="0" fo:widows="0"/>
      <style:text-properties officeooo:paragraph-rsid="00152c26"/>
    </style:style>
    <style:style style:name="P12" style:family="paragraph" style:parent-style-name="LO-normal">
      <style:paragraph-properties fo:text-align="center" style:justify-single-word="false" fo:orphans="0" fo:widows="0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text-align="center" style:justify-single-word="false" fo:orphans="0" fo:widows="0"/>
      <style:text-properties officeooo:paragraph-rsid="0040ca20"/>
    </style:style>
    <style:style style:name="P15" style:family="paragraph" style:parent-style-name="LO-normal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writing-mode="lr-tb"/>
    </style:style>
    <style:style style:name="P17" style:family="paragraph" style:parent-style-name="LO-normal">
      <style:paragraph-properties fo:line-height="100%" fo:text-align="center" style:justify-single-word="false" fo:orphans="0" fo:widows="0"/>
      <style:text-properties fo:language="en" fo:country="US"/>
    </style:style>
    <style:style style:name="P18" style:family="paragraph" style:parent-style-name="LO-normal">
      <style:paragraph-properties fo:line-height="100%" fo:text-align="center" style:justify-single-word="false" fo:orphans="0" fo:widows="0"/>
      <style:text-properties fo:language="en" fo:country="US" fo:font-weight="bold" style:font-weight-asian="bold"/>
    </style:style>
    <style:style style:name="P19" style:family="paragraph" style:parent-style-name="LO-normal">
      <style:paragraph-properties fo:line-height="100%" fo:text-align="center" style:justify-single-word="false" fo:orphans="0" fo:widows="0"/>
      <style:text-properties fo:language="en" fo:country="US" fo:font-weight="bold" officeooo:rsid="001aa38a" officeooo:paragraph-rsid="001aa38a" style:language-asian="ko" style:country-asian="KR" style:font-weight-asian="bold" style:font-weight-complex="bold"/>
    </style:style>
    <style:style style:name="P20" style:family="paragraph" style:parent-style-name="LO-normal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line-height="104%" fo:orphans="0" fo:widows="0"/>
      <style:text-properties fo:language="en" fo:country="US"/>
    </style:style>
    <style:style style:name="P22" style:family="paragraph" style:parent-style-name="Standard">
      <style:paragraph-properties fo:margin-top="0cm" fo:margin-bottom="0.282cm" style:contextual-spacing="false" fo:line-height="104%" fo:orphans="0" fo:widows="0"/>
      <style:text-properties fo:language="en" fo:country="US" officeooo:paragraph-rsid="001c76bf"/>
    </style:style>
    <style:style style:name="P23" style:family="paragraph" style:parent-style-name="LO-normal">
      <style:paragraph-properties fo:line-height="100%" fo:text-align="center" style:justify-single-word="false" fo:orphans="0" fo:widows="0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4" style:family="paragraph" style:parent-style-name="LO-normal">
      <style:paragraph-properties fo:line-height="100%" fo:text-align="center" style:justify-single-word="false" fo:orphans="0" fo:widows="0"/>
      <style:text-properties fo:color="#c9211e" loext:opacity="100%"/>
    </style:style>
    <style:style style:name="P25" style:family="paragraph" style:parent-style-name="Standard">
      <style:paragraph-properties fo:line-height="104%" fo:orphans="0" fo:widows="0"/>
    </style:style>
    <style:style style:name="P26" style:family="paragraph" style:parent-style-name="Standard">
      <style:paragraph-properties fo:margin-top="0.049cm" fo:margin-bottom="0cm" style:contextual-spacing="false" fo:line-height="100%" fo:text-align="center" style:justify-single-word="false"/>
      <style:text-properties style:font-name="Times New Roman1" fo:font-size="12pt" officeooo:paragraph-rsid="00141568" style:font-size-asian="12pt" style:font-name-complex="Times New Roman2" style:font-size-complex="12pt"/>
    </style:style>
    <style:style style:name="P27" style:family="paragraph" style:parent-style-name="Standard">
      <style:paragraph-properties fo:margin-top="0cm" fo:margin-bottom="0.282cm" style:contextual-spacing="false" fo:orphans="0" fo:widows="0"/>
    </style:style>
    <style:style style:name="P28" style:family="paragraph" style:parent-style-name="Standard">
      <style:paragraph-properties fo:line-height="104%" fo:orphans="0" fo:widows="0"/>
      <style:text-properties officeooo:rsid="001c76bf" officeooo:paragraph-rsid="001c76bf" style:language-asian="ko" style:country-asian="KR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31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officeooo:paragraph-rsid="00146a14" style:font-size-asian="11pt" style:font-style-asian="normal" style:font-weight-asian="normal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P33" style:family="paragraph" style:parent-style-name="Standard">
      <style:paragraph-properties fo:margin-left="0cm" fo:margin-right="0cm" fo:margin-top="0.049cm" fo:margin-bottom="0cm" style:contextual-spacing="false" fo:line-height="100%" fo:text-align="center" style:justify-single-word="false" fo:text-indent="0cm" style:auto-text-indent="false" fo:padding="0cm" fo:border="none">
        <style:tab-stops>
          <style:tab-stop style:position="4.334cm"/>
        </style:tab-stops>
      </style:paragraph-properties>
      <style:text-properties fo:color="#000000" loext:opacity="100%" style:font-name="Times New Roman1" fo:font-size="11pt" fo:language="en" fo:country="US" style:text-underline-style="none" fo:font-weight="bold" officeooo:rsid="002a04bb" officeooo:paragraph-rsid="00152c26" style:letter-kerning="true" style:font-name-asian="Times New Roman1" style:font-size-asian="11pt" style:language-asian="ko" style:country-asian="KR" style:font-weight-asian="bold" style:font-name-complex="Calibri" style:font-size-complex="11pt" style:font-weight-complex="bold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Arial1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Arial1" officeooo:paragraph-rsid="00146a14"/>
    </style:style>
    <style:style style:name="P36" style:family="paragraph" style:parent-style-name="Standard">
      <style:paragraph-properties fo:line-height="100%" fo:text-align="center" style:justify-single-word="false" fo:orphans="0" fo:widows="0"/>
      <style:text-properties style:font-name="Arial1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Arial1" officeooo:paragraph-rsid="00146a14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Arial1" fo:font-size="11pt" style:font-size-asian="11pt" style:font-size-complex="11pt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Arial1" fo:font-size="11pt" style:font-size-asian="11pt" style:font-size-complex="11pt"/>
    </style:style>
    <style:style style:name="P4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officeooo:rsid="005db192" officeooo:paragraph-rsid="006b907e" style:font-name-asian="Arial1" style:font-size-asian="11pt" style:language-asian="ko" style:country-asian="KR" style:font-size-complex="11pt"/>
    </style:style>
    <style:style style:name="P4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officeooo:rsid="005db192" officeooo:paragraph-rsid="0080cfd2" style:font-name-asian="Arial1" style:font-size-asian="11pt" style:language-asian="ko" style:country-asian="KR" style:font-size-complex="11pt"/>
    </style:style>
    <style:style style:name="P4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officeooo:rsid="0080cfd2" officeooo:paragraph-rsid="0080cfd2" style:font-name-asian="Arial1" style:font-size-asian="11pt" style:language-asian="ko" style:country-asian="KR" style:font-size-complex="11pt"/>
    </style:style>
    <style:style style:name="P4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officeooo:paragraph-rsid="006a7209" style:font-name-asian="Arial1" style:font-size-asian="11pt" style:font-size-complex="11pt"/>
    </style:style>
    <style:style style:name="P4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officeooo:paragraph-rsid="007efe64" style:font-name-asian="Arial1" style:font-size-asian="11pt" style:font-size-complex="11pt"/>
    </style:style>
    <style:style style:name="P4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language="ru" fo:country="RU" fo:font-weight="bold" officeooo:rsid="00858e1c" officeooo:paragraph-rsid="00152c26" style:font-name-asian="Arial1" style:font-size-asian="11pt" style:language-asian="ko" style:country-asian="KR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 fo:orphans="0" fo:widows="0"/>
      <style:text-properties style:font-name="Arial1" fo:font-size="11pt" fo:language="ru" fo:country="RU" officeooo:rsid="00858e1c" style:font-name-asian="Arial1" style:font-size-asian="11pt" style:language-asian="ko" style:country-asian="KR" style:font-size-complex="11pt"/>
    </style:style>
    <style:style style:name="P4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language="ko" fo:country="KR" fo:font-weight="bold" officeooo:rsid="00418db9" officeooo:paragraph-rsid="00152c26" style:font-name-asian="Arial1" style:font-size-asian="11pt" style:language-asian="ko" style:country-asian="KR" style:font-weight-asian="bold" style:font-size-complex="11pt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font-weight="bold" officeooo:paragraph-rsid="006a7209" style:font-name-asian="Arial1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font-weight="bold" officeooo:rsid="0011746c" officeooo:paragraph-rsid="00152c26" style:font-name-asian="Arial1" style:font-size-asian="11pt" style:language-asian="ko" style:country-asian="KR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font-weight="bold" officeooo:rsid="005db192" officeooo:paragraph-rsid="0080cfd2" style:font-name-asian="Arial1" style:font-size-asian="11pt" style:language-asian="ko" style:country-asian="KR" style:font-weight-asian="bold" style:font-size-complex="11pt" style:font-weight-complex="bold"/>
    </style:style>
    <style:style style:name="P51" style:family="paragraph" style:parent-style-name="LO-normal">
      <style:paragraph-properties fo:line-height="100%" fo:text-align="center" style:justify-single-word="false" fo:orphans="0" fo:widows="0"/>
      <style:text-properties style:font-name="Arial1" fo:font-size="11pt" fo:language="en" fo:country="US" officeooo:paragraph-rsid="00478187" style:font-name-asian="Arial1" style:font-size-asian="11pt"/>
    </style:style>
    <style:style style:name="P52" style:family="paragraph" style:parent-style-name="LO-normal">
      <style:paragraph-properties fo:line-height="100%" fo:text-align="center" style:justify-single-word="false" fo:orphans="0" fo:widows="0"/>
      <style:text-properties style:font-name="Arial1" officeooo:rsid="00286807" officeooo:paragraph-rsid="003e66c2" style:font-name-asian="Arial1" style:language-asian="ko" style:country-asian="KR"/>
    </style:style>
    <style:style style:name="P53" style:family="paragraph" style:parent-style-name="LO-normal">
      <style:paragraph-properties fo:line-height="100%" fo:text-align="center" style:justify-single-word="false" fo:orphans="0" fo:widows="0"/>
      <style:text-properties style:font-name="Arial1" fo:font-weight="bold" officeooo:rsid="00817d87" officeooo:paragraph-rsid="00817d87" style:font-name-asian="Arial1" style:language-asian="ko" style:country-asian="KR" style:font-weight-asian="bold" style:font-weight-complex="bold"/>
    </style:style>
    <style:style style:name="P54" style:family="paragraph" style:parent-style-name="Standard">
      <style:paragraph-properties fo:line-height="100%" fo:text-align="center" style:justify-single-word="false" fo:orphans="0" fo:widows="0"/>
      <style:text-properties style:font-name="Arial1" fo:font-weight="bold" officeooo:rsid="00817d87" officeooo:paragraph-rsid="008d1ead" style:font-name-asian="Arial1" style:language-asian="ko" style:country-asian="KR" style:font-weight-asian="bold" style:font-weight-complex="bold"/>
    </style:style>
    <style:style style:name="P55" style:family="paragraph" style:parent-style-name="LO-normal">
      <style:paragraph-properties fo:line-height="100%" fo:text-align="center" style:justify-single-word="false" fo:orphans="0" fo:widows="0"/>
      <style:text-properties style:font-name="Arial1" fo:font-weight="normal" officeooo:rsid="00817d87" officeooo:paragraph-rsid="00817d87" style:font-name-asian="Arial1" style:language-asian="ko" style:country-asian="KR" style:font-weight-asian="normal" style:font-weight-complex="normal"/>
    </style:style>
    <style:style style:name="P56" style:family="paragraph" style:parent-style-name="Standard">
      <style:paragraph-properties fo:margin-top="0.049cm" fo:margin-bottom="0cm" style:contextual-spacing="false" fo:line-height="100%" fo:text-align="center" style:justify-single-word="false"/>
      <style:text-properties style:use-window-font-color="true" loext:opacity="0%" style:font-name="Arial" fo:language="en" fo:country="US" officeooo:rsid="038578e3" officeooo:paragraph-rsid="00141568" style:language-asian="ko" style:country-asian="KR" style:font-name-complex="Arial2"/>
    </style:style>
    <style:style style:name="P57" style:family="paragraph" style:parent-style-name="Standard">
      <style:paragraph-properties fo:margin-top="0.049cm" fo:margin-bottom="0cm" style:contextual-spacing="false" fo:line-height="100%" fo:text-align="center" style:justify-single-word="false"/>
      <style:text-properties style:use-window-font-color="true" loext:opacity="0%" style:font-name="Arial" fo:language="en" fo:country="US" officeooo:rsid="038578e3" officeooo:paragraph-rsid="0091869e" style:language-asian="ko" style:country-asian="KR" style:font-name-complex="Arial2"/>
    </style:style>
    <style:style style:name="P5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1pt" fo:letter-spacing="normal" fo:font-style="normal" style:text-underline-style="none" officeooo:paragraph-rsid="001d7fb8" style:text-blinking="false" style:font-name-asian="Arial1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1pt" fo:letter-spacing="normal" fo:language="en" fo:country="US" fo:font-style="normal" style:text-underline-style="none" fo:font-weight="normal" officeooo:paragraph-rsid="001d7fb8" style:text-blinking="false" style:font-name-asian="Arial1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variant="normal" fo:text-transform="none" fo:color="#c9211e" loext:opacity="100%" style:text-line-through-style="none" style:text-line-through-type="none" style:font-name="Arial1" fo:font-size="11pt" fo:letter-spacing="normal" fo:language="en" fo:country="US" fo:font-style="normal" style:text-underline-style="none" fo:font-weight="bold" officeooo:paragraph-rsid="001d7fb8" style:text-blinking="false" style:font-name-asian="Arial1" style:font-size-asian="11pt" style:language-asian="ko" style:country-asian="KR" style:font-style-asian="normal" style:font-weight-asian="bold" style:font-size-complex="11pt" style:font-style-complex="normal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a" loext:opacity="100%" style:font-name="Arial1" fo:font-size="11pt" fo:language="ru" fo:country="RU" fo:font-weight="bold" officeooo:rsid="00858e1c" officeooo:paragraph-rsid="00152c26" style:font-name-asian="Arial1" style:font-size-asian="11pt" style:language-asian="ko" style:country-asian="KR" style:font-weight-asian="bold" style:font-size-complex="11pt" style:font-weight-complex="bold"/>
    </style:style>
    <style:style style:name="P62" style:family="paragraph" style:parent-style-name="Standard">
      <style:paragraph-properties fo:line-height="100%" fo:text-align="center" style:justify-single-word="false" fo:orphans="0" fo:widows="0"/>
      <style:text-properties fo:color="#00000a" loext:opacity="100%" style:font-name="Arial1" fo:font-weight="normal" officeooo:rsid="00817d87" officeooo:paragraph-rsid="008d1ead" style:font-name-asian="Arial1" style:language-asian="ko" style:country-asian="KR" style:font-weight-asian="normal" style:font-weight-complex="normal"/>
    </style:style>
    <style:style style:name="P63" style:family="paragraph" style:parent-style-name="LO-normal">
      <style:paragraph-properties fo:line-height="100%" fo:text-align="center" style:justify-single-word="false" fo:orphans="0" fo:widows="0"/>
      <style:text-properties fo:font-weight="bold" officeooo:rsid="00817d87" officeooo:paragraph-rsid="00972a01" style:language-asian="ko" style:country-asian="KR" style:font-weight-asian="bold" style:font-weight-complex="bold"/>
    </style:style>
    <style:style style:name="P64" style:family="paragraph" style:parent-style-name="LO-normal">
      <style:paragraph-properties fo:line-height="100%" fo:text-align="center" style:justify-single-word="false" fo:orphans="0" fo:widows="0"/>
      <style:text-properties style:font-name="Arial1" fo:font-weight="normal" officeooo:rsid="00817d87" officeooo:paragraph-rsid="00817d87" style:font-name-asian="Arial1" style:language-asian="ko" style:country-asian="KR" style:font-weight-asian="normal" style:font-weight-complex="normal"/>
    </style:style>
    <style:style style:name="P65" style:family="paragraph" style:parent-style-name="LO-normal">
      <style:paragraph-properties fo:line-height="100%" fo:text-align="center" style:justify-single-word="false" fo:orphans="0" fo:widows="0"/>
      <style:text-properties style:font-name="Arial1" fo:font-weight="bold" officeooo:rsid="00817d87" officeooo:paragraph-rsid="008d1ead" style:font-name-asian="Arial1" style:language-asian="ko" style:country-asian="KR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a" loext:opacity="100%" style:font-name="Arial1" fo:font-size="11pt" fo:language="ru" fo:country="RU" fo:font-weight="normal" officeooo:rsid="008b64f5" officeooo:paragraph-rsid="0080cfd2" style:font-name-asian="Arial1" style:font-size-asian="11pt" style:language-asian="ko" style:country-asian="KR" style:font-weight-asian="normal" style:font-size-complex="11pt" style:font-weight-complex="normal"/>
    </style:style>
    <style:style style:name="P6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a" loext:opacity="100%" style:font-name="Arial1" fo:font-size="11pt" fo:language="ru" fo:country="RU" fo:font-weight="normal" officeooo:rsid="008b64f5" officeooo:paragraph-rsid="008b64f5" style:font-name-asian="Arial1" style:font-size-asian="11pt" style:language-asian="ko" style:country-asian="KR" style:font-weight-asian="normal" style:font-size-complex="11pt" style:font-weight-complex="normal"/>
    </style:style>
    <style:style style:name="P68" style:family="paragraph" style:parent-style-name="Standard">
      <style:paragraph-properties fo:line-height="100%" fo:text-align="center" style:justify-single-word="false" fo:orphans="0" fo:widows="0"/>
      <style:text-properties fo:color="#00000a" loext:opacity="100%" style:font-name="Arial1" fo:font-size="11pt" fo:language="ru" fo:country="RU" fo:font-weight="normal" officeooo:rsid="00817d87" officeooo:paragraph-rsid="008d1ead" style:font-name-asian="Arial1" style:font-size-asian="11pt" style:language-asian="ko" style:country-asian="KR" style:font-weight-asian="normal" style:font-size-complex="11pt" style:font-weight-complex="normal"/>
    </style:style>
    <style:style style:name="P6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11pt" fo:font-weight="bold" officeooo:rsid="008b64f5" officeooo:paragraph-rsid="008b64f5" style:font-name-asian="Arial1" style:font-size-asian="11pt" style:language-asian="ko" style:country-asian="KR" style:font-weight-asian="bold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a14" style:font-weight-asian="bold" style:font-weight-complex="bold"/>
    </style:style>
    <style:style style:name="T4" style:family="text">
      <style:text-properties fo:font-weight="bold" style:font-weight-asian="bold" style:font-style-complex="italic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style:font-name-asian="SimSun"/>
    </style:style>
    <style:style style:name="T9" style:family="text">
      <style:text-properties fo:color="#2458a1" loext:opacity="100%" style:font-name="Arial" fo:language="en" fo:country="US" style:text-underline-style="none" fo:font-weight="bold" officeooo:rsid="01be36fc" style:text-underline-mode="continuous" style:text-overline-mode="continuous" style:text-line-through-mode="continuous" style:language-asian="ko" style:country-asian="KR" style:font-weight-asian="bold" style:font-name-complex="Arial2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5" style:family="text">
      <style:text-properties fo:color="#000000" loext:opacity="100%" fo:language="en" fo:country="US" fo:font-weight="bold" style:font-weight-asian="bold" style:font-weight-complex="bold"/>
    </style:style>
    <style:style style:name="T16" style:family="text">
      <style:text-properties fo:color="#0369a3" loext:opacity="100%" fo:language="en" fo:country="US" officeooo:rsid="00152c26" style:language-asian="ko" style:country-asian="KR"/>
    </style:style>
    <style:style style:name="T17" style:family="text">
      <style:text-properties fo:color="#0369a3" loext:opacity="100%" fo:language="en" fo:country="US" fo:font-weight="bold" officeooo:rsid="00152c26" style:language-asian="ko" style:country-asian="KR" style:font-weight-asian="bold" style:font-weight-complex="bold"/>
    </style:style>
    <style:style style:name="T18" style:family="text">
      <style:text-properties fo:color="#c9211e" loext:opacity="100%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9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fo:color="#1155cc" loext:opacity="100%" style:font-name="Malgun Gothic1" fo:font-size="11pt" fo:language="ko" fo:country="KR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1pt" style:font-weight-asian="normal" style:font-size-complex="11pt" style:font-style-complex="italic" style:font-weight-complex="normal"/>
    </style:style>
    <style:style style:name="T21" style:family="text">
      <style:text-properties fo:color="#14a0ff" loext:opacity="100%" fo:language="en" fo:country="US" fo:font-weight="bold" style:font-weight-asian="bold" style:font-weight-complex="bold"/>
    </style:style>
    <style:style style:name="T22" style:family="text">
      <style:text-properties fo:color="#14a0ff" loext:opacity="100%" fo:language="en" fo:country="US" fo:font-weight="bold" style:language-asian="ko" style:country-asian="KR" style:font-weight-asian="bold" style:font-weight-complex="bol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141568"/>
    </style:style>
    <style:style style:name="T25" style:family="text">
      <style:text-properties fo:language="ru" fo:country="RU" style:language-asian="ko" style:country-asian="KR"/>
    </style:style>
    <style:style style:name="T26" style:family="text">
      <style:text-properties fo:language="ru" fo:country="RU" officeooo:rsid="0011746c" style:language-asian="ko" style:country-asian="KR"/>
    </style:style>
    <style:style style:name="T27" style:family="text">
      <style:text-properties fo:language="ru" fo:country="RU" officeooo:rsid="00858e1c" style:language-asian="ko" style:country-asian="KR"/>
    </style:style>
    <style:style style:name="T28" style:family="text">
      <style:text-properties fo:language="ru" fo:country="RU" officeooo:rsid="006a7209" style:language-asian="ko" style:country-asian="KR"/>
    </style:style>
    <style:style style:name="T29" style:family="text">
      <style:text-properties fo:language="ru" fo:country="RU" officeooo:rsid="0068b798" style:language-asian="ko" style:country-asian="KR"/>
    </style:style>
    <style:style style:name="T30" style:family="text">
      <style:text-properties fo:language="ru" fo:country="RU" officeooo:rsid="0088945b" style:language-asian="ko" style:country-asian="KR"/>
    </style:style>
    <style:style style:name="T31" style:family="text">
      <style:text-properties fo:language="ru" fo:country="RU" officeooo:rsid="008a7bf9" style:language-asian="ko" style:country-asian="KR"/>
    </style:style>
    <style:style style:name="T32" style:family="text">
      <style:text-properties style:use-window-font-color="true" loext:opacity="0%" style:font-name="Arial" fo:language="ru" fo:country="RU" officeooo:rsid="01e45879" style:language-asian="ko" style:country-asian="KR" style:font-name-complex="Arial2"/>
    </style:style>
    <style:style style:name="T33" style:family="text">
      <style:text-properties style:use-window-font-color="true" loext:opacity="0%" fo:language="en" fo:country="US" fo:font-weight="normal" officeooo:rsid="01e4c667" style:language-asian="ko" style:country-asian="KR" style:font-weight-asian="normal" style:font-name-complex="Lucida Sans" style:font-weight-complex="normal"/>
    </style:style>
    <style:style style:name="T34" style:family="text">
      <style:text-properties officeooo:rsid="00146a14"/>
    </style:style>
    <style:style style:name="T35" style:family="text">
      <style:text-properties style:font-name="Arial1" fo:font-size="11pt" fo:language="ru" fo:country="RU" officeooo:rsid="00858e1c" style:font-name-asian="Arial1" style:font-size-asian="11pt" style:language-asian="ko" style:country-asian="KR" style:font-size-complex="11pt"/>
    </style:style>
    <style:style style:name="T36" style:family="text">
      <style:text-properties style:font-name="Arial1" fo:font-size="11pt" fo:language="ru" fo:country="RU" officeooo:rsid="007efe64" style:font-name-asian="Arial1" style:font-size-asian="11pt" style:language-asian="ko" style:country-asian="KR" style:font-size-complex="11pt"/>
    </style:style>
    <style:style style:name="T37" style:family="text">
      <style:text-properties style:language-asian="ko" style:country-asian="KR"/>
    </style:style>
    <style:style style:name="T38" style:family="text">
      <style:text-properties fo:language="ko" fo:country="KR" officeooo:rsid="00079b85" style:language-asian="ko" style:country-asian="KR"/>
    </style:style>
    <style:style style:name="T39" style:family="text">
      <style:text-properties fo:language="ko" fo:country="KR" officeooo:rsid="006a7209" style:language-asian="ko" style:country-asian="KR"/>
    </style:style>
    <style:style style:name="T40" style:family="text">
      <style:text-properties fo:language="ko" fo:country="KR" officeooo:rsid="007efe64" style:language-asian="ko" style:country-asian="KR"/>
    </style:style>
    <style:style style:name="T41" style:family="text">
      <style:text-properties fo:language="ko" fo:country="KR" officeooo:rsid="008a7bf9" style:language-asian="ko" style:country-asian="KR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3" style:family="text">
      <style:text-properties fo:font-variant="normal" fo:text-transform="none" style:font-name="Times New Roman" fo:font-size="12.75pt" fo:letter-spacing="normal" fo:font-style="normal" fo:font-weight="normal"/>
    </style:style>
    <style:style style:name="T44" style:family="text">
      <style:text-properties fo:color="#00000a" loext:opacity="100%"/>
    </style:style>
    <style:style style:name="T45" style:family="text">
      <style:text-properties fo:color="#00000a" loext:opacity="100%" fo:font-weight="bold" style:font-weight-asian="bold"/>
    </style:style>
    <style:style style:name="T46" style:family="text">
      <style:text-properties fo:color="#00000a" loext:opacity="100%" fo:language="ko" fo:country="KR" officeooo:rsid="00079b85" style:language-asian="ko" style:country-asian="KR"/>
    </style:style>
    <style:style style:name="T47" style:family="text">
      <style:text-properties fo:color="#00000a" loext:opacity="100%" fo:language="ko" fo:country="KR" officeooo:rsid="006a7209" style:language-asian="ko" style:country-asian="KR"/>
    </style:style>
    <style:style style:name="T48" style:family="text">
      <style:text-properties fo:color="#00000a" loext:opacity="100%" fo:language="ko" fo:country="KR" officeooo:rsid="00418db9" style:language-asian="ko" style:country-asian="KR"/>
    </style:style>
    <style:style style:name="T49" style:family="text">
      <style:text-properties fo:color="#00000a" loext:opacity="100%" fo:language="ko" fo:country="KR" officeooo:rsid="007efe64" style:language-asian="ko" style:country-asian="KR"/>
    </style:style>
    <style:style style:name="T50" style:family="text">
      <style:text-properties fo:color="#00000a" loext:opacity="100%" fo:language="ko" fo:country="KR" officeooo:rsid="008a7bf9" style:language-asian="ko" style:country-asian="KR"/>
    </style:style>
    <style:style style:name="T51" style:family="text">
      <style:text-properties fo:color="#00000a" loext:opacity="100%" fo:language="ru" fo:country="RU" fo:font-weight="bold" officeooo:rsid="00858e1c" style:language-asian="ko" style:country-asian="KR" style:font-weight-asian="bold" style:font-weight-complex="bold"/>
    </style:style>
    <style:style style:name="T52" style:family="text">
      <style:text-properties fo:color="#00000a" loext:opacity="100%" fo:language="ru" fo:country="RU" officeooo:rsid="007efe64" style:language-asian="ko" style:country-asian="KR"/>
    </style:style>
    <style:style style:name="T53" style:family="text">
      <style:text-properties fo:color="#00000a" loext:opacity="100%" fo:language="ru" fo:country="RU" officeooo:rsid="008a7bf9" style:language-asian="ko" style:country-asian="KR"/>
    </style:style>
    <style:style style:name="T54" style:family="text">
      <style:text-properties fo:color="#00000a" loext:opacity="100%" officeooo:rsid="0080cfd2"/>
    </style:style>
    <style:style style:name="T55" style:family="text">
      <style:text-properties fo:color="#00000a" loext:opacity="100%" style:font-name="Liberation Serif" style:font-name-asian="Liberation Serif" style:font-name-complex="Liberation Serif"/>
    </style:style>
    <style:style style:name="T56" style:family="text">
      <style:text-properties fo:color="#00000a" loext:opacity="100%" style:font-name="Liberation Serif" officeooo:rsid="0080cfd2" style:font-name-asian="Liberation Serif" style:font-name-complex="Liberation Serif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style:font-name="Malgun Gothic" fo:language="ru" fo:country="RU" officeooo:rsid="007cddf9" style:language-asian="ko" style:country-asian="KR"/>
    </style:style>
    <style:style style:name="T59" style:family="text">
      <style:text-properties style:font-name="Liberation Serif" style:font-name-asian="Liberation Serif" style:font-name-complex="Liberation Serif"/>
    </style:style>
    <style:style style:name="T60" style:family="text">
      <style:text-properties style:font-name="Liberation Serif" officeooo:rsid="0080cfd2" style:font-name-asian="Liberation Serif" style:font-name-complex="Liberation Serif"/>
    </style:style>
    <style:style style:name="T61" style:family="text">
      <style:text-properties style:font-name="Liberation Serif" officeooo:rsid="00851714" style:font-name-asian="Liberation Serif" style:font-name-complex="Liberation Serif"/>
    </style:style>
    <style:style style:name="T62" style:family="text">
      <style:text-properties style:font-name="Liberation Serif" officeooo:rsid="008b64f5" style:font-name-asian="Liberation Serif" style:font-name-complex="Liberation Serif"/>
    </style:style>
    <style:style style:name="T63" style:family="text">
      <style:text-properties style:font-name="Liberation Serif" officeooo:rsid="008d1ead" style:font-name-asian="Liberation Serif" style:font-name-complex="Liberation Serif"/>
    </style:style>
    <style:style style:name="T64" style:family="text">
      <style:text-properties officeooo:rsid="0080cfd2"/>
    </style:style>
    <style:style style:name="T65" style:family="text">
      <style:text-properties officeooo:rsid="008b64f5"/>
    </style:style>
    <style:style style:name="T66" style:family="text">
      <style:text-properties officeooo:rsid="008d1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Основной_20_шрифт_20_абзаца"><text:span text:style-name="T1">Регион или страны</text:span></text:span></text:p>
          </table:table-cell>
          <table:table-cell table:style-name="Таблица1.A1" office:value-type="string">
            <text:p text:style-name="P8"><text:span text:style-name="Основной_20_шрифт_20_абзаца"><text:span text:style-name="T24">Южная Корея</text:span></text:span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2">
          <table:table-cell table:style-name="Таблица1.A1" office:value-type="string">
            <text:p text:style-name="P7"><text:span text:style-name="Основной_20_шрифт_20_абзаца"><text:span text:style-name="T1">Актуальный домен </text:span></text:span>для этой страны (региона)</text:p>
          </table:table-cell>
          <table:table-cell table:style-name="Таблица1.A1" office:value-type="string">
            <text:p text:style-name="P26"><text:span text:style-name="Основной_20_шрифт_20_абзаца"><text:span text:style-name="T6">https://1xkorea.com/</text:span></text:span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2">
          <table:table-cell table:style-name="Таблица1.A1" office:value-type="string">
            <text:p text:style-name="P12"><text:span text:style-name="Основной_20_шрифт_20_абзаца"><text:span text:style-name="T1">Дата отправки</text:span></text:span></text:p>
          </table:table-cell>
          <table:table-cell table:style-name="Таблица1.A1" office:value-type="string">
            <text:p text:style-name="P7"><text:span text:style-name="Основной_20_шрифт_20_абзаца"><text:span text:style-name="T30">25</text:span></text:span><text:span text:style-name="Основной_20_шрифт_20_абзаца"><text:span text:style-name="T25">.0</text:span></text:span><text:span text:style-name="Основной_20_шрифт_20_абзаца"><text:span text:style-name="T29">8</text:span></text:span><text:span text:style-name="Основной_20_шрифт_20_абзаца"><text:span text:style-name="T25">.2023</text:span></text:span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2">
          <table:table-cell table:style-name="Таблица1.A1" office:value-type="string">
            <text:p text:style-name="P12"><text:span text:style-name="Основной_20_шрифт_20_абзаца"><text:span text:style-name="T1">Тема</text:span></text:span></text:p>
          </table:table-cell>
          <table:table-cell table:style-name="Таблица1.A1" office:value-type="string">
            <text:p text:style-name="P11"><text:span text:style-name="Основной_20_шрифт_20_абзаца"><text:span text:style-name="T9">1XBET의 불금 및 주말 이벤트 🤗</text:span></text:span></text:p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2">
          <table:table-cell table:style-name="Таблица1.A1" office:value-type="string">
            <text:p text:style-name="P12"><text:span text:style-name="Основной_20_шрифт_20_абзаца"><text:span text:style-name="T1">Прехедер</text:span></text:span></text:p>
          </table:table-cell>
          <table:table-cell table:style-name="Таблица1.A1" office:value-type="string">
            <text:p text:style-name="P27"><text:span text:style-name="Основной_20_шрифт_20_абзаца"><text:span text:style-name="T32">최고의 이벤트 만나보세요 </text:span></text:span></text:p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8"/>
          </table:table-cell>
          <table:covered-table-cell/>
          <table:table-cell table:style-name="Таблица1.A1" office:value-type="string">
            <text:p text:style-name="P7"><text:span text:style-name="Основной_20_шрифт_20_абзаца"><text:span text:style-name="T1">Главный баннер</text:span></text:span></text:p>
            <text:p text:style-name="P2"/>
            <text:p text:style-name="P7">может использоваться в случае необходимости выделить определенный матч с полной инфой о нем:</text:p>
            <text:p text:style-name="P7"/>
            <text:p text:style-name="P7">- названия команд</text:p>
            <text:p text:style-name="P7">- дата</text:p>
            <text:p text:style-name="P7">- место проведения</text:p>
            <text:p text:style-name="P7">- непосредственный анонс матча</text:p>
            <text:p text:style-name="P7">- коэффициенты (валюта может быть изменена под потребности определенной страны)</text:p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Основной_20_шрифт_20_абзаца"><text:span text:style-name="T1">Заголовок</text:span></text:span></text:p>
          </table:table-cell>
          <table:table-cell table:style-name="Таблица1.A1" office:value-type="string">
            <text:p text:style-name="P56"><text:span text:style-name="Основной_20_шрифт_20_абзаца"><text:span text:style-name="T4">이번 최고의 경기에 베팅하세요! </text:span></text:span></text:p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Основной_20_шрифт_20_абзаца"><text:span text:style-name="T1">Главный баннер</text:span></text:span></text:p>
          </table:table-cell>
          <table:table-cell table:style-name="Таблица1.A1" office:value-type="string">
            <text:p text:style-name="P7"><text:span text:style-name="Основной_20_шрифт_20_абзаца"><text:span text:style-name="T1">1200х600.png - сам баннер</text:span></text:span></text:p>
            <text:p text:style-name="P7"><text:span text:style-name="Основной_20_шрифт_20_абзаца"><text:span text:style-name="T1">96x96.png - логотипы команд</text:span></text:span></text:p>
          </table:table-cell>
          <table:table-cell table:style-name="Таблица1.A1" office:value-type="string">
            <text:p text:style-name="P57"><text:a xlink:type="simple" xlink:href="http://prntscr.com/zmfePhT7uEOS" text:style-name="Internet_20_link" text:visited-style-name="Visited_20_Internet_20_Link"><text:span text:style-name="Основной_20_шрифт_20_абзаца"><text:span text:style-name="T20">http://prntscr.com/zmfePhT7uEOS</text:span></text:span></text:a></text:p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Основной_20_шрифт_20_абзаца"><text:span text:style-name="T1">Подзаголовок</text:span></text:span></text:p>
          </table:table-cell>
          <table:table-cell table:style-name="Таблица1.A1" office:value-type="string">
            <text:p text:style-name="P14"><text:span text:style-name="Основной_20_шрифт_20_абзаца"><text:span text:style-name="T16"><text:s/>🔹 </text:span></text:span><text:span text:style-name="Основной_20_шрифт_20_абзаца"><text:span text:style-name="T17">최고의 스포츠 경기</text:span></text:span><text:span text:style-name="Основной_20_шрифт_20_абзаца"><text:span text:style-name="T16"> 🔹</text:span></text:span></text:p>
          </table:table-cell>
          <table:table-cell table:style-name="Таблица1.A1" office:value-type="string">
            <text:p text:style-name="P23"/>
          </table:table-cell>
        </table:table-row>
        <table:table-row table:style-name="Таблица1.10">
          <table:table-cell table:style-name="Таблица1.A1" office:value-type="string">
            <text:p text:style-name="P7"><text:span text:style-name="Основной_20_шрифт_20_абзаца"><text:span text:style-name="T1">Текст доп.блока</text:span></text:span></text:p>
          </table:table-cell>
          <table:table-cell table:style-name="Таблица1.A1" office:value-type="string">
            <text:p text:style-name="P3"><text:span text:style-name="T35"><text:s/>이번주 최고의 </text:span><text:span text:style-name="T36">경기를</text:span><text:span text:style-name="T35"> </text:span><text:span text:style-name="T37">놓치지 마세요</text:span><text:span text:style-name="T35">! </text:span></text:p>
            <text:p text:style-name="P46"/>
            <text:p text:style-name="P43"><text:soft-page-break/><text:span text:style-name="T28">8</text:span><text:span text:style-name="T26">월 </text:span><text:span text:style-name="T31">26</text:span><text:span text:style-name="T26">일</text:span><text:span text:style-name="T27"> </text:span><text:span text:style-name="T31">UFC Fight Night</text:span></text:p>
            <text:p text:style-name="P61">최승우 VS 야르노 에렌스</text:p>
            <text:p text:style-name="P45"/>
            <text:p text:style-name="P44"><text:span text:style-name="T39">8</text:span><text:span text:style-name="T38">월 </text:span><text:span text:style-name="T40">2</text:span><text:span text:style-name="T41">6</text:span><text:span text:style-name="T38">일 </text:span><text:span text:style-name="T58">영국 프리미어 리그</text:span></text:p>
            <text:p text:style-name="P44"><text:span text:style-name="T5">아스널</text:span><text:span text:style-name="T51"> VS 풀럼 </text:span></text:p>
            <text:p text:style-name="P47"/>
            <text:p text:style-name="P44"><text:span text:style-name="T47">8</text:span><text:span text:style-name="T46">월 </text:span><text:span text:style-name="T49">2</text:span><text:span text:style-name="T50">7</text:span><text:span text:style-name="T46">일 </text:span><text:span text:style-name="T53">WNBA</text:span><text:span text:style-name="T52"> </text:span></text:p>
            <text:p text:style-name="P48"><text:span text:style-name="T37">워싱턴 미스틱스</text:span><text:span text:style-name="T48"> VS 라스베가스 에이스</text:span></text:p>
            <text:p text:style-name="P47"/>
            <text:p text:style-name="P49">지금 바로<text:span text:style-name="T6"> 베팅하세요! </text:span></text:p>
          </table:table-cell>
          <table:table-cell table:style-name="Таблица1.A1" office:value-type="string">
            <text:p text:style-name="P7">Текст<text:span text:style-name="Основной_20_шрифт_20_абзаца"><text:span text:style-name="T6">:</text:span></text:span></text:p>
            <text:p text:style-name="P17">font-family: Arial</text:p>
            <text:p text:style-name="P17">font-size: 16px</text:p>
            <text:p text:style-name="P7"><text:soft-page-break/>color: #205685</text:p>
            <text:p text:style-name="P7"/>
            <text:p text:style-name="P7"/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Основной_20_шрифт_20_абзаца"><text:span text:style-name="T1">Призыв</text:span></text:span> к действию</text:p>
          </table:table-cell>
          <table:table-cell table:style-name="Таблица1.A1" office:value-type="string">
            <text:p text:style-name="P5">지금 베팅하기 </text:p>
          </table:table-cell>
          <table:table-cell table:style-name="Таблица1.A1" office:value-type="string">
            <text:p text:style-name="P7">Кнопка<text:span text:style-name="Основной_20_шрифт_20_абзаца"><text:span text:style-name="T6">:</text:span></text:span></text:p>
            <text:p text:style-name="P17">background-color: #7daa2f</text:p>
            <text:p text:style-name="P17">font-family: Arial</text:p>
            <text:p text:style-name="P7">font-size: 16px</text:p>
            <text:p text:style-name="P7"><text:s text:c="3"/>color: #ffffff</text:p>
            <text:p text:style-name="P7"/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Основной_20_шрифт_20_абзаца"><text:span text:style-name="T1">URL </text:span></text:span>посадочной страницы</text:p>
          </table:table-cell>
          <table:table-cell table:style-name="Таблица1.A1" office:value-type="string">
            <text:p text:style-name="P33"><text:span text:style-name="Основной_20_шрифт_20_абзаца"><text:span text:style-name="T43">https://refpa.top/L?tag=d_2470199m_2893c_nll1407&amp;site=2470199&amp;ad=2893&amp;r=line</text:span></text:span><text:span text:style-name="Основной_20_шрифт_20_абзаца"> </text:span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P1"/>
      <text:p text:style-name="P15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7"><text:span text:style-name="Основной_20_шрифт_20_абзаца"><text:span text:style-name="T1">Содержание блока № 2<text:line-break/>АКЦИИ И БОНУСЫ</text:span></text:span></text:p>
          </table:table-cell>
          <table:covered-table-cell/>
          <table:table-cell table:style-name="Таблица2.A1" office:value-type="string">
            <text:p text:style-name="P7"><text:span text:style-name="Основной_20_шрифт_20_абзаца"><text:span text:style-name="T1">Акции и бонусы / Другие события</text:span></text:span></text:p>
            <text:p text:style-name="P7"/>
            <text:p text:style-name="P7">может использоваться для любого события, где нужны:</text:p>
            <text:p text:style-name="P7">- заголовок</text:p>
            <text:p text:style-name="P7">- баннер</text:p>
            <text:p text:style-name="P7">- текст</text:p>
            <text:p text:style-name="P7">- кнопка</text:p>
            <text:p text:style-name="P7"/>
            <text:p text:style-name="P7">размещать можно под блоком "Главный баннер", под блоком "Главные события недели", а также самостоятельно на первом экране в письме.</text:p>
          </table:table-cell>
        </table:table-row>
        <table:table-row table:style-name="Таблица2.2">
          <table:table-cell table:style-name="Таблица2.A1" office:value-type="string">
            <text:p text:style-name="P7"><text:span text:style-name="Основной_20_шрифт_20_абзаца"><text:span text:style-name="T45">Заголовок</text:span>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7"><text:span text:style-name="Основной_20_шрифт_20_абзаца"><text:span text:style-name="T44">Заголовок над баннером:</text:span></text:span></text:p>
            <text:p text:style-name="P7"><text:span text:style-name="Основной_20_шрифт_20_абзаца"><text:span text:style-name="T44">font-family: Arial</text:span></text:span></text:p>
            <text:p text:style-name="P7"><text:span text:style-name="Основной_20_шрифт_20_абзаца"><text:span text:style-name="T44">font-size: 26px</text:span></text:span></text:p>
            <text:p text:style-name="P7"><text:span text:style-name="Основной_20_шрифт_20_абзаца"><text:span text:style-name="T44">color: #205685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7"><text:span text:style-name="Основной_20_шрифт_20_абзаца"><text:span text:style-name="T1">Главный баннер</text:span></text:span></text:p>
          </table:table-cell>
          <table:table-cell table:style-name="Таблица2.A1" office:value-type="string">
            <text:p text:style-name="P7"><text:span text:style-name="Основной_20_шрифт_20_абзаца"><text:span text:style-name="T1">976х300.png</text:span></text:span></text:p>
          </table:table-cell>
          <table:table-cell table:style-name="Таблица2.A1" office:value-type="string">
            <text:p text:style-name="P7"><text:span text:style-name="Основной_20_шрифт_20_абзаца"><text:span text:style-name="T19">http://prntscr.com/nTNMchDPv7ue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7"><text:span text:style-name="Основной_20_шрифт_20_абзаца"><text:span text:style-name="T1">Подзаголовок</text:span></text:span></text:p>
          </table:table-cell>
          <table:table-cell table:style-name="Таблица2.A1" office:value-type="string">
            <text:p text:style-name="P6">🌸 썸머 위닝 바이브 🌸</text:p>
          </table:table-cell>
          <table:table-cell table:style-name="Таблица2.A1" office:value-type="string">
            <text:p text:style-name="P7">Заголовок под баннером:</text:p>
            <text:p text:style-name="P7">font-family: Arial;</text:p>
            <text:p text:style-name="P7">font-size: 18px;</text:p>
            <text:p text:style-name="P7">color: #205685</text:p>
            <text:p text:style-name="P7"/>
          </table:table-cell>
        </table:table-row>
        <table:table-row table:style-name="Таблица2.5">
          <table:table-cell table:style-name="Таблица2.A1" office:value-type="string">
            <text:p text:style-name="P7"><text:span text:style-name="Основной_20_шрифт_20_абзаца"><text:span text:style-name="T1">Текст доп.блока</text:span></text:span></text:p>
          </table:table-cell>
          <table:table-cell table:style-name="Таблица2.A1" office:value-type="string">
            <text:p text:style-name="P50">총 <text:span text:style-name="T60">€</text:span><text:span text:style-name="T62">8</text:span><text:span text:style-name="T64">,000 상금의 일부를 획득하세요! </text:span></text:p>
            <text:p text:style-name="P41"/>
            <text:p text:style-name="P69">1위 - <text:span text:style-name="T55">€3000 </text:span><text:span text:style-name="T44">2위 -</text:span><text:span text:style-name="T54"> </text:span><text:span text:style-name="T56">€</text:span><text:span text:style-name="T55">2000</text:span><text:span text:style-name="T54"> </text:span><text:span text:style-name="T44">3위 - </text:span><text:span text:style-name="T55">€1000</text:span></text:p>
            <text:p text:style-name="P66">Very Hot 40 Dice, Crystal Hot 40 Free Spins, Fruity Hot, Crystal Hot 80, King Of Thunder 등 </text:p>
            <text:p text:style-name="P66"/>
            <text:p text:style-name="P67">다양한 게임을 즐기면서 상금을 획득하세요!</text:p>
            <text:p text:style-name="P42"><text:soft-page-break/>*<text:span text:style-name="T62">€</text:span><text:span text:style-name="T65">1마다 1 포인트를 받으세요!</text:span></text:p>
            <text:p text:style-name="P40"/>
            <text:p text:style-name="P60">참여 방법:</text:p>
            <text:p text:style-name="P59">- 1XBET에 로그인 하기</text:p>
            <text:p text:style-name="P59">- <text:span text:style-name="T23">입금전 개인</text:span> 정보 필수칸 모두 입력하기</text:p>
            <text:p text:style-name="P59">- 보너스 이벤트 참여에 동의하기 </text:p>
            <text:p text:style-name="P58"><text:span text:style-name="Основной_20_шрифт_20_абзаца"><text:span text:style-name="T33">- 프로모션 페이지에 ‘참여하기’ 누르기</text:span></text:span></text:p>
            <text:p text:style-name="P58"><text:span text:style-name="Основной_20_шрифт_20_абзаца"><text:span text:style-name="T33"/></text:span></text:p>
            <text:p text:style-name="P13"><text:span text:style-name="Основной_20_шрифт_20_абзаца"><text:span text:style-name="T21">1XBET</text:span></text:span><text:span text:style-name="Основной_20_шрифт_20_абзаца"><text:span text:style-name="T22">과 함께 즐거운 주말 되세요! </text:span></text:span></text:p>
          </table:table-cell>
          <table:table-cell table:style-name="Таблица2.A1" office:value-type="string">
            <text:p text:style-name="P17"/>
            <text:p text:style-name="P17"/>
            <text:p text:style-name="P17"/>
            <text:p text:style-name="P7">Текст<text:span text:style-name="Основной_20_шрифт_20_абзаца"><text:span text:style-name="T6">:</text:span></text:span></text:p>
            <text:p text:style-name="P17">font-family: Arial</text:p>
            <text:p text:style-name="P17">font-size: 16px;</text:p>
            <text:p text:style-name="P7">color: #205685</text:p>
            <text:p text:style-name="P7"/>
            <text:p text:style-name="P7"/>
          </table:table-cell>
        </table:table-row>
        <table:table-row table:style-name="Таблица2.2">
          <table:table-cell table:style-name="Таблица2.A1" office:value-type="string">
            <text:p text:style-name="P7"><text:span text:style-name="Основной_20_шрифт_20_абзаца"><text:span text:style-name="T1">Призыв</text:span></text:span> к действию</text:p>
          </table:table-cell>
          <table:table-cell table:style-name="Таблица2.A1" office:value-type="string">
            <text:p text:style-name="P4">자세히 알아보기 </text:p>
          </table:table-cell>
          <table:table-cell table:style-name="Таблица2.A1" office:value-type="string">
            <text:p text:style-name="P7">Кнопка<text:span text:style-name="Основной_20_шрифт_20_абзаца"><text:span text:style-name="T6">:</text:span></text:span></text:p>
            <text:p text:style-name="P17">background-color: #276aa5;</text:p>
            <text:p text:style-name="P17">font-family: Arial</text:p>
            <text:p text:style-name="P17">font-size: 16px;</text:p>
            <text:p text:style-name="P17">color: #ffffff;</text:p>
            <text:p text:style-name="P17"/>
          </table:table-cell>
        </table:table-row>
        <table:table-row table:style-name="Таблица2.2">
          <table:table-cell table:style-name="Таблица2.A1" office:value-type="string">
            <text:p text:style-name="P7"><text:span text:style-name="Основной_20_шрифт_20_абзаца"><text:span text:style-name="T1">URL </text:span></text:span>посадочной страницы</text:p>
          </table:table-cell>
          <table:table-cell table:style-name="Таблица2.A1" office:value-type="string">
            <text:p text:style-name="P13"><text:span text:style-name="Основной_20_шрифт_20_абзаца"><text:span text:style-name="T42">https://refpa.top/L?tag=d_2575063m_2893c_nl2508&amp;site=2575063&amp;ad=2893&amp;r=bonus/rules/summer_winning_vibe</text:span></text:span><text:span text:style-name="Основной_20_шрифт_20_абзаца"> </text:span>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2">
          <table:table-cell table:style-name="Таблица2.A1" table:number-columns-spanned="2" office:value-type="string">
            <text:p text:style-name="P9"><text:span text:style-name="Основной_20_шрифт_20_абзаца"><text:span text:style-name="T34">БЛОК</text:span></text:span><text:span text:style-name="Основной_20_шрифт_20_абзаца"><text:line-break/></text:span><text:span text:style-name="Основной_20_шрифт_20_абзаца"><text:span text:style-name="T3">ИГРЫ КАЗИНО</text:span></text:span></text:p>
          </table:table-cell>
          <table:covered-table-cell/>
          <table:table-cell table:style-name="Таблица2.A1" office:value-type="string">
            <text:p text:style-name="P38"><text:span text:style-name="T12">Новые 1xGames (баннер и кнопка слева, текст справа</text:span><text:span text:style-name="T13">)</text:span></text:p>
            <text:p text:style-name="P29"/>
            <text:p text:style-name="P29">Блок можно использовать под анонс игры 1xgames или казино</text:p>
            <text:p text:style-name="P29"/>
            <text:p text:style-name="P29">название</text:p>
            <text:p text:style-name="P29">описание</text:p>
            <text:p text:style-name="P29">кнопка</text:p>
            <text:p text:style-name="P39"/>
          </table:table-cell>
        </table:table-row>
        <table:table-row table:style-name="Таблица2.2">
          <table:table-cell table:style-name="Таблица2.A9" office:value-type="string">
            <text:p text:style-name="P9"><text:span text:style-name="Основной_20_шрифт_20_абзаца"><text:span text:style-name="T14">Заголовок</text:span></text:span></text:p>
          </table:table-cell>
          <table:table-cell table:style-name="Таблица2.A9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63">🌟 여름 마무리 파티 🌟</text:p>
          </table:table-cell>
          <table:table-cell table:style-name="Таблица2.A9" office:value-type="string">
            <text:p text:style-name="P16"><text:span text:style-name="Основной_20_шрифт_20_абзаца"><text:span text:style-name="T14">Заголовок над баннером: </text:span></text:span></text:p>
            <text:p text:style-name="P16"><text:span text:style-name="Основной_20_шрифт_20_абзаца"><text:span text:style-name="T14">font-family: Arial </text:span></text:span></text:p>
            <text:p text:style-name="P16"><text:span text:style-name="Основной_20_шрифт_20_абзаца"><text:span text:style-name="T14">font-size: 26px </text:span></text:span></text:p>
            <text:p text:style-name="P16"><text:soft-page-break/><text:span text:style-name="Основной_20_шрифт_20_абзаца"><text:span text:style-name="T14">color: #205685</text:span></text:span></text:p>
            <text:p text:style-name="P16"><text:span text:style-name="Основной_20_шрифт_20_абзаца"><text:span text:style-name="T18"/></text:span></text:p>
            <text:p text:style-name="P34"><text:span text:style-name="T10">Н</text:span><text:span text:style-name="T11">азвание и</text:span><text:span text:style-name="T10">гры:</text:span></text:p>
            <text:p text:style-name="P30">font-family: Arial</text:p>
            <text:p text:style-name="P30">font-size: 18px; </text:p>
            <text:p text:style-name="P30">color: #205685</text:p>
            <text:p text:style-name="P36"/>
          </table:table-cell>
        </table:table-row>
        <table:table-row table:style-name="Таблица2.2">
          <table:table-cell table:style-name="Таблица2.A9" office:value-type="string">
            <text:p text:style-name="P9"><text:span text:style-name="Основной_20_шрифт_20_абзаца"><text:span text:style-name="T2">Главный баннер</text:span></text:span></text:p>
          </table:table-cell>
          <table:table-cell table:style-name="Таблица2.A9" office:value-type="string">
            <text:p text:style-name="P32">472х314.png</text:p>
            <text:p text:style-name="P10"/>
          </table:table-cell>
          <table:table-cell table:style-name="Таблица2.A9" office:value-type="string">
            <text:p text:style-name="P30"><text:a xlink:type="simple" xlink:href="http://prntscr.com/goP8frOVkO2R" text:style-name="Internet_20_link" text:visited-style-name="Visited_20_Internet_20_Link">http://prntscr.com/goP8frOVkO2R</text:a></text:p>
          </table:table-cell>
        </table:table-row>
        <table:table-row table:style-name="Таблица2.2">
          <table:table-cell table:style-name="Таблица2.A9" office:value-type="string">
            <text:p text:style-name="P9"><text:span text:style-name="Основной_20_шрифт_20_абзаца"><text:span text:style-name="T1">Текст доп.блока</text:span></text:span></text:p>
          </table:table-cell>
          <table:table-cell table:style-name="Таблица2.A9" office:value-type="string">
            <text:p text:style-name="P55"><text:span text:style-name="T61">€</text:span><text:span text:style-name="T63">3</text:span>,000 상금의 일부를 획득하세요! </text:p>
            <text:p text:style-name="P53"/>
            <text:p text:style-name="P65"><text:span text:style-name="T63">€</text:span><text:span text:style-name="T66">750 </text:span><text:span text:style-name="T63">€</text:span><text:span text:style-name="T66">600 </text:span><text:span text:style-name="T63">€</text:span><text:span text:style-name="T66">500 </text:span><text:span text:style-name="T63">€</text:span><text:span text:style-name="T66">400 등</text:span>!</text:p>
            <text:p text:style-name="P55"/>
            <text:p text:style-name="P68">Wild Phoenix Rises, Fairytale Coven, </text:p>
            <text:p text:style-name="P68">Fruit Machine x25 등 다양한 게임 </text:p>
            <text:p text:style-name="P62">즐기세요 !</text:p>
            <text:p text:style-name="P54"/>
            <text:p text:style-name="P51"/>
            <text:p text:style-name="P52"><text:span text:style-name="Основной_20_шрифт_20_абзаца"><text:span text:style-name="T15">1XBET과 함께 게임 세계에</text:span></text:span></text:p>
            <text:p text:style-name="P52"><text:span text:style-name="Основной_20_шрифт_20_абзаца"><text:span text:style-name="T15"><text:s/>빠져들 시간입니다! </text:span></text:span></text:p>
          </table:table-cell>
          <table:table-cell table:style-name="Таблица2.A9" office:value-type="string">
            <text:p text:style-name="P31">Текст:</text:p>
            <text:p text:style-name="P31">font-family: Arial</text:p>
            <text:p text:style-name="P31">font-size: 13px;</text:p>
            <text:p text:style-name="P31">color: #205685</text:p>
            <text:p text:style-name="P36"/>
          </table:table-cell>
        </table:table-row>
        <table:table-row table:style-name="Таблица2.2">
          <table:table-cell table:style-name="Таблица2.A9" office:value-type="string">
            <text:p text:style-name="P7"><text:span text:style-name="Основной_20_шрифт_20_абзаца"><text:span text:style-name="T1">Призыв</text:span></text:span> к действию</text:p>
          </table:table-cell>
          <table:table-cell table:style-name="Таблица2.A9" office:value-type="string">
            <text:p text:style-name="P7"><text:span text:style-name="Основной_20_шрифт_20_абзаца"><text:span text:style-name="T7"/></text:span></text:p>
            <text:p text:style-name="P19"><text:s/>플레이하기</text:p>
          </table:table-cell>
          <table:table-cell table:style-name="Таблица2.A9" office:value-type="string">
            <text:p text:style-name="P31">Кнопка:</text:p>
            <text:p text:style-name="P31">background-color: #276aa5;</text:p>
            <text:p text:style-name="P31">font-family: Arial</text:p>
            <text:p text:style-name="P31">font-size: 16px; </text:p>
            <text:p text:style-name="P31">color: #ffffff;</text:p>
            <text:p text:style-name="P37"/>
          </table:table-cell>
        </table:table-row>
        <table:table-row table:style-name="Таблица2.2">
          <table:table-cell table:style-name="Таблица2.A9" office:value-type="string">
            <text:p text:style-name="P9"><text:span text:style-name="Основной_20_шрифт_20_абзаца"><text:span text:style-name="T2">URL</text:span></text:span><text:span text:style-name="Основной_20_шрифт_20_абзаца"> </text:span>посадочной страницы</text:p>
          </table:table-cell>
          <table:table-cell table:style-name="Таблица2.A9" office:value-type="string">
            <text:p text:style-name="P7"><text:span text:style-name="T42">https://refpa.top/L?tag=d_2575063m_2893c_nl2508&amp;site=2575063&amp;ad=2893&amp;r=bonus/rules/summer_closing_party</text:span> </text:p>
          </table:table-cell>
          <table:table-cell table:style-name="Таблица2.A9" office:value-type="string">
            <text:p text:style-name="P3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7"><text:span text:style-name="Основной_20_шрифт_20_абзаца"><text:span text:style-name="T1">Соцсети</text:span></text:span></text:p>
          </table:table-cell>
          <table:table-cell table:style-name="Таблица3.A1" office:value-type="string">
            <text:p text:style-name="P25"><text:span text:style-name="Основной_20_шрифт_20_абзаца"><text:span text:style-name="T8">Telegram: <text:line-break/></text:span></text:span><text:a xlink:type="simple" xlink:href="https://telegram.me/korea1xbet" text:style-name="Internet_20_link" text:visited-style-name="Visited_20_Internet_20_Link"><text:span text:style-name="Основной_20_шрифт_20_абзаца">https://telegram.me/korea1xbet</text:span></text:a></text:p>
            <text:p text:style-name="P25"><text:a xlink:type="simple" xlink:href="https://t.me/korea1xEvents" text:style-name="Internet_20_link" text:visited-style-name="Visited_20_Internet_20_Link"><text:span text:style-name="Основной_20_шрифт_20_абзаца"><text:span text:style-name="T8"/></text:span></text:a></text:p>
            <text:p text:style-name="P25"><text:a xlink:type="simple" xlink:href="https://t.me/korea1xEvents" text:style-name="Internet_20_link" text:visited-style-name="Visited_20_Internet_20_Link"><text:span text:style-name="Основной_20_шрифт_20_абзаца"><text:span text:style-name="T8">https://t.me/korea1xEvents</text:span></text:span></text:a></text:p>
            <text:p text:style-name="P25"><text:span text:style-name="Основной_20_шрифт_20_абзаца"><text:span text:style-name="T8"/></text:span></text:p>
            <text:p text:style-name="P28">Сайт:</text:p>
            <text:p text:style-name="P28"><text:a xlink:type="simple" xlink:href="https://www.scoreworld.net/" text:style-name="Internet_20_link" text:visited-style-name="Visited_20_Internet_20_Link">https://www.scoreworld.net/</text:a></text:p>
            <text:p text:style-name="P28"/>
            <text:p text:style-name="P25"><text:span text:style-name="Основной_20_шрифт_20_абзаца"><text:span text:style-name="T8"/></text:span></text:p>
            <text:p text:style-name="P22"><text:soft-page-break/>Customer Support:<text:line-break/><text:a xlink:type="simple" xlink:href="mailto:info-kr@1xbet-team.com" text:style-name="Internet_20_link" text:visited-style-name="Visited_20_Internet_20_Link"><text:span text:style-name="T57">info-kr@1xbet-team.com</text:span></text:a></text:p>
          </table:table-cell>
          <table:table-cell table:style-name="Таблица3.A1" office:value-type="string">
            <text:p text:style-name="P17"/>
          </table:table-cell>
        </table:table-row>
        <table:table-row table:style-name="Таблица3.1"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17"/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wiss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LO-normal" style:next-style-name="Subtitle" style:class="text">
      <style:paragraph-properties fo:margin-top="0cm" fo:margin-bottom="0.106cm" style:contextual-spacing="false" fo:line-height="100%" fo:keep-together="always" fo:hyphenation-ladder-count="no-limit" fo:keep-with-next="always"/>
      <style:text-properties fo:font-size="26pt" fo:font-weight="bold" style:font-size-asian="26pt" style:font-weight-asian="bold" style:font-size-complex="2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language-asian="ru" style:country-asian="RU" style:language-complex="ru" style:country-complex="RU" fo:hyphenate="false" loext:hyphenation-no-caps="false" loext:hyphenation-no-last-word="false" loext:hyphenation-word-char-count="no-limit" loext:hyphenation-zone="no-limit"/>
    </style:style>
    <style:style style:name="LO-normal" style:family="paragraph">
      <style:paragraph-properties fo:line-height="115%" fo:orphans="2" fo:widows="2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LO-normal" style:next-style-name="Text_20_body" style:class="chapter">
      <style:paragraph-properties fo:margin-top="0cm" fo:margin-bottom="0.564cm" style:contextual-spacing="false" fo:line-height="100%" fo:keep-together="always" fo:hyphenation-ladder-count="no-limit" fo:keep-with-next="always"/>
      <style:text-properties fo:color="#666666" loext:opacity="100%" fo:font-size="15pt" style:font-size-asian="15pt" style:font-size-complex="15pt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ru" fo:country="RU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language-complex="ru" style:country-complex="RU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3-06-30T11:42:00Z</meta:creation-date>
    <dc:date>2023-08-24T10:10:13.991000000</dc:date>
    <meta:editing-cycles>132</meta:editing-cycles>
    <meta:editing-duration>P1DT3H29M59S</meta:editing-duration>
    <meta:document-statistic meta:table-count="3" meta:image-count="0" meta:object-count="0" meta:page-count="6" meta:paragraph-count="140" meta:word-count="638" meta:character-count="3034" meta:non-whitespace-character-count="2712"/>
    <meta:user-defined meta:name="AppVersion">15.0000</meta:user-defined>
    <meta:template xlink:type="simple" xlink:actuate="onRequest" xlink:title="" xlink:href="Normal"/>
  </office:meta>
</office:document-meta>
</file>